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9E7F877B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288cm, 2.855cm, 12.186cm, 3.926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31cm" svg:height="20.399cm" svg:x="0.992cm" svg:y="2.592cm">
          <draw:image xlink:href="Pictures/10000000000005E8000007E09E7F877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3-09T07:09:35.691629477</dc:date>
    <meta:editing-duration>PT3M48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